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唐璜铂金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34e8fd4">1. Rust</text:a></text:p>
          <text:p text:style-name="Contents_20_1"><text:a xlink:type="simple" xlink:href="#org4ab4fe3">2. 目录</text:a></text:p>
          <text:p text:style-name="Contents_20_1"><text:a xlink:type="simple" xlink:href="#org753aaa5">3. 1.  ![插入排序](./insert<text:span text:style-name="OrgSubscript">insort.rs</text:span>)</text:a></text:p>
          <text:p text:style-name="Contents_20_1"><text:a xlink:type="simple" xlink:href="#org6df514b">4. 2.  ![线性查找](./linearity<text:span text:style-name="OrgSubscript">find.rs</text:span>)</text:a></text:p>
          <text:p text:style-name="Contents_20_1"><text:a xlink:type="simple" xlink:href="#org1403133">5. 3.  ![选择排序](./select<text:span text:style-name="OrgSubscript">insort.rs</text:span>)</text:a></text:p>
          <text:p text:style-name="Contents_20_1"><text:a xlink:type="simple" xlink:href="#org38a766d">6. 4.  ![分治排序](./merge<text:span text:style-name="OrgSubscript">insort.rs</text:span>)</text:a></text:p>
          <text:p text:style-name="Contents_20_1"><text:a xlink:type="simple" xlink:href="#orgf80bb6c">7. 5.  ![二分查找](./mid<text:span text:style-name="OrgSubscript">find.rs</text:span>)</text:a></text:p>
          <text:p text:style-name="Contents_20_1"><text:a xlink:type="simple" xlink:href="#org3bfe575">8. 6.  ![冒泡排序](./bubble<text:span text:style-name="OrgSubscript">sort.rs</text:span>)</text:a></text:p>
          <text:p text:style-name="Contents_20_1"><text:a xlink:type="simple" xlink:href="#orga071017">9. 7.  ![和匹配](./sum<text:span text:style-name="OrgSubscript">find.rs</text:span>)</text:a></text:p>
        </text:index-body>
      </text:table-of-content>
      <text:h text:style-name="Heading_20_1" text:outline-level="1" text:is-list-header="false">
<text:bookmark-start text:name="OrgXref.org34e8fd4"/>
<text:bookmark text:name="org34e8fd4"/>Rust
<text:bookmark-end text:name="OrgXref.org34e8fd4"/></text:h>
      <text:p text:style-name="Text_20_body">本项目收集包含一些rust编写的算法和小程序. 欢迎Pull Requests
</text:p>
      <text:h text:style-name="Heading_20_1" text:outline-level="1" text:is-list-header="false">
<text:bookmark-start text:name="OrgXref.org4ab4fe3"/>
<text:bookmark text:name="org4ab4fe3"/>目录
<text:bookmark-end text:name="OrgXref.org4ab4fe3"/></text:h>
      <text:h text:style-name="Heading_20_1" text:outline-level="1" text:is-list-header="false">
<text:bookmark-start text:name="OrgXref.org753aaa5"/>
<text:bookmark text:name="org753aaa5"/>1.  ![插入排序](./insert<text:span text:style-name="OrgSubscript">insort.rs</text:span>)
<text:bookmark-end text:name="OrgXref.org753aaa5"/></text:h>
      <text:h text:style-name="Heading_20_1" text:outline-level="1" text:is-list-header="false">
<text:bookmark-start text:name="OrgXref.org6df514b"/>
<text:bookmark text:name="org6df514b"/>2.  ![线性查找](./linearity<text:span text:style-name="OrgSubscript">find.rs</text:span>)
<text:bookmark-end text:name="OrgXref.org6df514b"/></text:h>
      <text:h text:style-name="Heading_20_1" text:outline-level="1" text:is-list-header="false">
<text:bookmark-start text:name="OrgXref.org1403133"/>
<text:bookmark text:name="org1403133"/>3.  ![选择排序](./select<text:span text:style-name="OrgSubscript">insort.rs</text:span>)
<text:bookmark-end text:name="OrgXref.org1403133"/></text:h>
      <text:h text:style-name="Heading_20_1" text:outline-level="1" text:is-list-header="false">
<text:bookmark-start text:name="OrgXref.org38a766d"/>
<text:bookmark text:name="org38a766d"/>4.  ![分治排序](./merge<text:span text:style-name="OrgSubscript">insort.rs</text:span>)
<text:bookmark-end text:name="OrgXref.org38a766d"/></text:h>
      <text:h text:style-name="Heading_20_1" text:outline-level="1" text:is-list-header="false">
<text:bookmark-start text:name="OrgXref.orgf80bb6c"/>
<text:bookmark text:name="orgf80bb6c"/>5.  ![二分查找](./mid<text:span text:style-name="OrgSubscript">find.rs</text:span>)
<text:bookmark-end text:name="OrgXref.orgf80bb6c"/></text:h>
      <text:h text:style-name="Heading_20_1" text:outline-level="1" text:is-list-header="false">
<text:bookmark-start text:name="OrgXref.org3bfe575"/>
<text:bookmark text:name="org3bfe575"/>6.  ![冒泡排序](./bubble<text:span text:style-name="OrgSubscript">sort.rs</text:span>)
<text:bookmark-end text:name="OrgXref.org3bfe575"/></text:h>
      <text:h text:style-name="Heading_20_1" text:outline-level="1" text:is-list-header="false">
<text:bookmark-start text:name="OrgXref.orga071017"/>
<text:bookmark text:name="orga071017"/>7.  ![和匹配](./sum<text:span text:style-name="OrgSubscript">find.rs</text:span>)
<text:bookmark-end text:name="OrgXref.orga071017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唐璜铂金</dc:creator>
    <meta:initial-creator>唐璜铂金</meta:initial-creator>
    <dc:date>2024-01-10T23:08:45</dc:date>
    <meta:creation-date>2024-01-10T23:08:45</meta:creation-date>
    <meta:generator>Emacs 29.1 (Org mode 9.6.6)</meta:generator>
    <meta:keyword/>
    <dc:subject/>
    <dc:title/>
  </office:meta>
</office:document-meta>
</file>